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arial" svg:font-family="arial, sans-serif"/>
  </office:font-face-decls>
  <office:automatic-styles>
    <style:style style:name="P1" style:family="paragraph" style:parent-style-name="Text_20_body">
      <style:text-properties officeooo:rsid="00124369" officeooo:paragraph-rsid="00124369"/>
    </style:style>
    <style:style style:name="P2" style:family="paragraph" style:parent-style-name="Text_20_body">
      <style:text-properties officeooo:paragraph-rsid="0013ab7c"/>
    </style:style>
    <style:style style:name="P3" style:family="paragraph" style:parent-style-name="Text_20_body">
      <style:text-properties officeooo:rsid="002271da" officeooo:paragraph-rsid="002271da"/>
    </style:style>
    <style:style style:name="P4" style:family="paragraph" style:parent-style-name="Text_20_body">
      <style:text-properties officeooo:rsid="0016f68f" officeooo:paragraph-rsid="0016f68f"/>
    </style:style>
    <style:style style:name="P5" style:family="paragraph" style:parent-style-name="Text_20_body">
      <style:text-properties officeooo:rsid="0017abd7" officeooo:paragraph-rsid="0017abd7"/>
    </style:style>
    <style:style style:name="P6" style:family="paragraph" style:parent-style-name="Text_20_body">
      <style:text-properties officeooo:rsid="001cb9ae" officeooo:paragraph-rsid="001cb9ae"/>
    </style:style>
    <style:style style:name="P7" style:family="paragraph" style:parent-style-name="Text_20_body">
      <style:text-properties officeooo:rsid="001d894d" officeooo:paragraph-rsid="001d894d"/>
    </style:style>
    <style:style style:name="P8" style:family="paragraph" style:parent-style-name="Text_20_body">
      <style:text-properties officeooo:rsid="002d1607" officeooo:paragraph-rsid="002d1607"/>
    </style:style>
    <style:style style:name="P9" style:family="paragraph" style:parent-style-name="Text_20_body">
      <style:text-properties officeooo:rsid="0031adc5" officeooo:paragraph-rsid="0031adc5"/>
    </style:style>
    <style:style style:name="P10" style:family="paragraph" style:parent-style-name="Heading_20_1">
      <style:paragraph-properties fo:break-before="page"/>
      <style:text-properties officeooo:rsid="002941a1" officeooo:paragraph-rsid="002941a1"/>
    </style:style>
    <style:style style:name="P11" style:family="paragraph" style:parent-style-name="Heading_20_1">
      <style:paragraph-properties fo:break-before="page"/>
    </style:style>
    <style:style style:name="P12" style:family="paragraph" style:parent-style-name="Heading_20_2">
      <style:text-properties officeooo:rsid="002271da" officeooo:paragraph-rsid="002271da"/>
    </style:style>
    <style:style style:name="P13" style:family="paragraph" style:parent-style-name="Text_20_body" style:list-style-name="L1">
      <style:text-properties officeooo:rsid="001cb9ae" officeooo:paragraph-rsid="001cb9ae"/>
    </style:style>
    <style:style style:name="P14" style:family="paragraph" style:parent-style-name="Text_20_body" style:list-style-name="L1">
      <style:text-properties officeooo:rsid="001d894d" officeooo:paragraph-rsid="001d894d"/>
    </style:style>
    <style:style style:name="P15" style:family="paragraph" style:parent-style-name="Text_20_body" style:list-style-name="L1">
      <style:text-properties fo:font-variant="normal" fo:text-transform="none" fo:color="#202124" loext:opacity="100%" style:font-name="arial" fo:font-size="12pt" fo:letter-spacing="normal" fo:font-style="normal" fo:font-weight="normal" officeooo:rsid="001d894d" officeooo:paragraph-rsid="001d894d"/>
    </style:style>
    <style:style style:name="P16" style:family="paragraph" style:parent-style-name="Text_20_body" style:list-style-name="L2">
      <style:text-properties officeooo:rsid="0018c29b" officeooo:paragraph-rsid="0018c29b"/>
    </style:style>
    <style:style style:name="P17" style:family="paragraph" style:parent-style-name="Text_20_body" style:list-style-name="L2">
      <style:text-properties officeooo:rsid="0018c29b" officeooo:paragraph-rsid="001a7bed"/>
    </style:style>
    <style:style style:name="P18" style:family="paragraph" style:parent-style-name="Text_20_body" style:list-style-name="L2">
      <style:text-properties officeooo:rsid="001a7bed" officeooo:paragraph-rsid="001a7bed"/>
    </style:style>
    <style:style style:name="P19" style:family="paragraph" style:parent-style-name="Text_20_body" style:list-style-name="L2">
      <style:text-properties fo:color="#ff0000" loext:opacity="100%" officeooo:rsid="001a7bed" officeooo:paragraph-rsid="001a7bed"/>
    </style:style>
    <style:style style:name="P20" style:family="paragraph" style:parent-style-name="Text_20_body" style:list-style-name="L2">
      <style:text-properties fo:color="#ff0000" loext:opacity="100%" officeooo:rsid="001b94f1" officeooo:paragraph-rsid="001b94f1"/>
    </style:style>
    <style:style style:name="P21" style:family="paragraph" style:parent-style-name="Text_20_body" style:list-style-name="L4">
      <style:paragraph-properties fo:margin-top="0cm" fo:margin-bottom="0cm" style:contextual-spacing="false"/>
      <style:text-properties fo:color="#ff0000" loext:opacity="100%"/>
    </style:style>
    <style:style style:name="P22" style:family="paragraph" style:parent-style-name="Text_20_body" style:list-style-name="L4">
      <style:text-properties fo:color="#ff0000" loext:opacity="100%"/>
    </style:style>
    <style:style style:name="P23" style:family="paragraph" style:parent-style-name="Text_20_body" style:list-style-name="L4">
      <style:paragraph-properties fo:margin-top="0cm" fo:margin-bottom="0cm" style:contextual-spacing="false"/>
      <style:text-properties fo:color="#ff0000" loext:opacity="100%" fo:background-color="transparent"/>
    </style:style>
    <style:style style:name="P24" style:family="paragraph" style:parent-style-name="Text_20_body" style:list-style-name="L5">
      <style:paragraph-properties fo:margin-top="0cm" fo:margin-bottom="0cm" style:contextual-spacing="false"/>
      <style:text-properties fo:color="#ff0000" loext:opacity="100%"/>
    </style:style>
    <style:style style:name="P25" style:family="paragraph" style:parent-style-name="Text_20_body" style:list-style-name="L5">
      <style:text-properties fo:color="#ff0000" loext:opacity="100%"/>
    </style:style>
    <style:style style:name="P26" style:family="paragraph" style:parent-style-name="Text_20_body" style:list-style-name="L3"/>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text-properties officeooo:rsid="0031adc5" officeooo:paragraph-rsid="0031adc5"/>
    </style:style>
    <style:style style:name="P30" style:family="paragraph" style:parent-style-name="Text_20_body">
      <style:text-properties officeooo:rsid="0036a970" officeooo:paragraph-rsid="0036a970"/>
    </style:style>
    <style:style style:name="T1" style:family="text">
      <style:text-properties officeooo:rsid="0013ab7c"/>
    </style:style>
    <style:style style:name="T2" style:family="text">
      <style:text-properties officeooo:rsid="00153b5c"/>
    </style:style>
    <style:style style:name="T3" style:family="text">
      <style:text-properties fo:font-weight="bold" style:font-weight-asian="bold" style:font-weight-complex="bold"/>
    </style:style>
    <style:style style:name="T4" style:family="text">
      <style:text-properties fo:font-weight="bold" officeooo:rsid="0031efaa" style:font-weight-asian="bold" style:font-weight-complex="bold"/>
    </style:style>
    <style:style style:name="T5" style:family="text">
      <style:text-properties fo:font-weight="bold" officeooo:rsid="0032b13c" style:font-weight-asian="bold" style:font-weight-complex="bold"/>
    </style:style>
    <style:style style:name="T6" style:family="text">
      <style:text-properties fo:font-weight="bold" officeooo:rsid="00348d3b" style:font-weight-asian="bold" style:font-weight-complex="bold"/>
    </style:style>
    <style:style style:name="T7" style:family="text">
      <style:text-properties officeooo:rsid="0016f68f"/>
    </style:style>
    <style:style style:name="T8" style:family="text">
      <style:text-properties fo:color="#ff0000" loext:opacity="100%"/>
    </style:style>
    <style:style style:name="T9" style:family="text">
      <style:text-properties fo:color="#ff0000" loext:opacity="100%" fo:background-color="transparent" loext:char-shading-value="0"/>
    </style:style>
    <style:style style:name="T10" style:family="text">
      <style:text-properties officeooo:rsid="0017abd7"/>
    </style:style>
    <style:style style:name="T11" style:family="text">
      <style:text-properties officeooo:rsid="001cb9ae"/>
    </style:style>
    <style:style style:name="T12" style:family="text">
      <style:text-properties officeooo:rsid="001d894d"/>
    </style:style>
    <style:style style:name="T13" style:family="text">
      <style:text-properties officeooo:rsid="0031efaa"/>
    </style:style>
    <style:style style:name="T14" style:family="text">
      <style:text-properties officeooo:rsid="0032b13c"/>
    </style:style>
    <style:style style:name="T15" style:family="text">
      <style:text-properties officeooo:rsid="00348d3b"/>
    </style:style>
    <style:style style:name="T16" style:family="text">
      <style:text-properties fo:font-weight="normal" officeooo:rsid="00348d3b"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My Budget</text:span> <text:span text:style-name="T2">er et værktø</text:span>j til at <text:span text:style-name="T1">indtaste de helt simple fakta om ens økonomi og få skabt det ultimative budget der selv understøtter de svære dele af ens økonomi.</text:span></text:p>
      <text:h text:style-name="Heading_20_1" text:outline-level="1">Model</text:h>
      <text:h text:style-name="Heading_20_2" text:outline-level="2"><text:span text:style-name="T7">Søgning efter </text:span>kandidater til klasser</text:h>
      <text:p text:style-name="P4">Søgningen foretages <text:span text:style-name="T11">med udgangspunkt i</text:span> teksten i ”Bilag 1. Hvad er et budget”, som er hentet fra taenk.dk.</text:p>
      <text:p text:style-name="P6">Se den endelige kandidatliste i ”Bilag 2. Kandidater til klasser”.</text:p>
      <text:h text:style-name="Heading_20_2" text:outline-level="2">Sortering i kandidater</text:h>
      <text:list xml:id="list513080226" text:style-name="L1">
        <text:list-item>
          <text:p text:style-name="P13">Budget</text:p>
          <text:list>
            <text:list-item>
              <text:p text:style-name="P13">Danner rammen for en årlig budgetlægning</text:p>
            </text:list-item>
          </text:list>
        </text:list-item>
        <text:list-item>
          <text:p text:style-name="P13">Et beløb</text:p>
          <text:list>
            <text:list-item>
              <text:p text:style-name="P13">En udgift eller indtægt der går igen en eller gentagende gange i ens økonomi.</text:p>
            </text:list-item>
          </text:list>
        </text:list-item>
        <text:list-item>
          <text:p text:style-name="P13">En afstemning</text:p>
          <text:list>
            <text:list-item>
              <text:p text:style-name="P13">En månedlig aktivitet som involverer at sammenligne det budgetterede med de faktiske indtægter og udgifter. Når summen af det budgetterede svarer til summen af det faktiske, så er budgettet afstemt.</text:p>
            </text:list-item>
          </text:list>
        </text:list-item>
        <text:list-item>
          <text:p text:style-name="P13">En post(en budgetpost)</text:p>
          <text:list>
            <text:list-item>
              <text:p text:style-name="P13">En måde at kategoriserer/grupperer hvor et beløb hører til i ens økonomi. F.eks. kan et beløb være ”et køb af mælk i supermarkedet”, som typiske går ind under posten ”Dagligvarekøb”</text:p>
            </text:list-item>
          </text:list>
        </text:list-item>
        <text:list-item>
          <text:p text:style-name="P13"><text:span text:style-name="T12">En o</text:span>psparing</text:p>
          <text:list>
            <text:list-item>
              <text:p text:style-name="P14">Det at fordele udgiften til noget man har brug for i fremtiden over et antal beløb over en bestemt periode.</text:p>
            </text:list-item>
          </text:list>
        </text:list-item>
        <text:list-item>
          <text:p text:style-name="P14">En udgift</text:p>
          <text:list>
            <text:list-item>
              <text:p text:style-name="P14">En fast udgift</text:p>
              <text:list>
                <text:list-item>
                  <text:p text:style-name="P14">Dine faste udgifter er de udgifter, du betaler regelmæssigt, fx månedligt, kvartalsvist eller halvårligt. Faste udgifter er din husleje, el, vand og varme eller diverse abonnementer.</text:p>
                </text:list-item>
              </text:list>
            </text:list-item>
            <text:list-item>
              <text:p text:style-name="P14">En variabel udgift</text:p>
              <text:list>
                <text:list-item>
                  <text:p text:style-name="P14">Variable udgifter dækker over alle de udgifter, som du ikke betaler til fast, men alligevel bruger penge på en gang i mellem og derfor skal sætte penge til side til.</text:p>
                </text:list-item>
              </text:list>
            </text:list-item>
            <text:list-item>
              <text:p text:style-name="P14">En uforudset udgiften</text:p>
              <text:list>
                <text:list-item>
                  <text:p text:style-name="P15"><text:soft-page-break/>En uforudset udgift er en udgift, hvor du i forvejen ikke kunne forudse den komme. Eksempler på uforudsete udgifter: Du har knækket en tand og må til tandlægen. Dit fjernsyn eller vaskemaskine er brudt sammen.</text:p>
                </text:list-item>
              </text:list>
            </text:list-item>
          </text:list>
        </text:list-item>
      </text:list>
      <text:p text:style-name="P7"/>
      <text:list xml:id="list200618076435006" text:continue-numbering="true" text:style-name="L1">
        <text:list-item>
          <text:p text:style-name="P14">En indtægt</text:p>
        </text:list-item>
        <text:list-item>
          <text:p text:style-name="P14">Et lån</text:p>
          <text:list>
            <text:list-item>
              <text:p text:style-name="P14">En afbetaling</text:p>
            </text:list-item>
            <text:list-item>
              <text:p text:style-name="P14">En rente</text:p>
            </text:list-item>
          </text:list>
        </text:list-item>
      </text:list>
      <text:p text:style-name="P7"/>
      <text:h text:style-name="P12" text:outline-level="2">Diagram</text:h>
      <text:p text:style-name="P9">Grundstenen i systemet er en <text:span text:style-name="T3">sorteret liste af budgetpost-</text:span><text:span text:style-name="T4">type</text:span><text:span text:style-name="T13">r</text:span><text:span text:style-name="T15">(item_types/ItemType)</text:span>. Disse kan fordeles på en <text:span text:style-name="T3">liste af sorterede kategorier</text:span><text:span text:style-name="T6">(</text:span><text:span text:style-name="T16">item_type_categories/ItemTypeCategory)</text:span>. En kategori har en overskrift, beløbstype(indtægt eller udgift), og en angivelse af hyppighed(variabel, fast) og en visnings<text:span text:style-name="T3">valuta</text:span><text:span text:style-name="T16">(currencies/Currency)</text:span>. <text:span text:style-name="T13">Til hver budgetpost-type tilknyttes en eller flere </text:span><text:span text:style-name="T4">budgetpost</text:span><text:span text:style-name="T13">er</text:span><text:span text:style-name="T15">(items/Item)</text:span><text:span text:style-name="T13">. For en budgetpost med hyppigheden fast, skal så evt. angives hvornår den ikke længere skal være aktiv. På budget-typen angives så hvilken budgetpost der pt. skal være den aktive. På budgetposten er så angivet den konkrete hyppighed for en udgift/indtægt i enten månedsintervaller </text:span><text:span text:style-name="T14">fra eller et skræddersyet setup. For en budgetpost med hyppigheden variablen, kan man tilknytte en række </text:span><text:span text:style-name="T5">beløb</text:span><text:span text:style-name="T16">(amounts/amount)</text:span><text:span text:style-name="T14">, som så sammenlagt bliver til den viste værdi ud for budgetposten. Et beløb kan f.eks. komme fra bundlinjen på en kvittering eller en regning. På budgetposten kan man angive et konverteringsfilter, som kan hjælpe med at overføre beløb direkte fra ens netbank og til den rigtige budgetpost. I nogle tilfælde kan der så være poster fra netbanken, som ikke passer ind og disse skal så overføres manuelt og evt. splittes ud på flere budgetposter.</text:span></text:p>
      <text:p text:style-name="P30">Afskrivninger(værdiforringelse,levetid)?</text:p>
      <text:p text:style-name="P9"/>
      <text:p text:style-name="P3">Se klassediagram her:<text:line-break/><text:a xlink:type="simple" xlink:href="https://lucid.app/lucidchart/4512b0cc-0409-450d-a348-055ac988792e/edit?viewport_loc=-196%2C252%2C2103%2C847%2C0_0&amp;invitationId=inv_47b70058-a8b8-4183-b858-064f8a35e1e9" text:style-name="Internet_20_link" text:visited-style-name="Visited_20_Internet_20_Link">https://lucid.app/lucidchart/4512b0cc-0409-450d-a348-055ac988792e/edit?viewport_loc=-196%2C252%2C2103%2C847%2C0_0&amp;invitationId=inv_47b70058-a8b8-4183-b858-064f8a35e1e9</text:a>#</text:p>
      <text:h text:style-name="P10" text:outline-level="1">User stories</text:h>
      <text:p text:style-name="P8">Se:</text:p>
      <text:p text:style-name="P8"><text:a xlink:type="simple" xlink:href="https://my-budget-acreative.atlassian.net/jira/software/projects/MB/boards/2" text:style-name="Internet_20_link" text:visited-style-name="Visited_20_Internet_20_Link">https://my-budget-acreative.atlassian.net/jira/software/projects/MB/boards/2</text:a></text:p>
      <text:h text:style-name="P11" text:outline-level="1"><text:span text:style-name="T11">Bilag 2. </text:span>Kandidater til klasser</text:h>
      <text:list xml:id="list188034553" text:style-name="L2">
        <text:list-item>
          <text:p text:style-name="P16">Uden kategori</text:p>
        </text:list-item>
        <text:list-item>
          <text:p text:style-name="P18">Generelle budgettermer</text:p>
          <text:list>
            <text:list-item>
              <text:p text:style-name="P19">Budget</text:p>
            </text:list-item>
            <text:list-item>
              <text:p text:style-name="P19">Beløb</text:p>
              <text:list>
                <text:list-item>
                  <text:p text:style-name="P19">Enkeltbeløb</text:p>
                </text:list-item>
                <text:list-item>
                  <text:p text:style-name="P18">Abonnement</text:p>
                </text:list-item>
              </text:list>
            </text:list-item>
            <text:list-item>
              <text:p text:style-name="P19">Afstemning</text:p>
            </text:list-item>
            <text:list-item>
              <text:p text:style-name="P19">Post</text:p>
            </text:list-item>
            <text:list-item>
              <text:p text:style-name="P20">Opsparing</text:p>
            </text:list-item>
            <text:list-item>
              <text:p text:style-name="P18">Konto</text:p>
            </text:list-item>
            <text:list-item>
              <text:p text:style-name="P19">Udgift</text:p>
              <text:list>
                <text:list-item>
                  <text:p text:style-name="P19">Fast</text:p>
                </text:list-item>
                <text:list-item>
                  <text:p text:style-name="P19">Variabel</text:p>
                </text:list-item>
                <text:list-item>
                  <text:p text:style-name="P17">Skat</text:p>
                  <text:list>
                    <text:list-item>
                      <text:p text:style-name="P18">Rest</text:p>
                    </text:list-item>
                    <text:list-item>
                      <text:p text:style-name="P18">Tilbagebetalt</text:p>
                    </text:list-item>
                  </text:list>
                </text:list-item>
              </text:list>
            </text:list-item>
            <text:list-item>
              <text:p text:style-name="P18">Indtægt</text:p>
              <text:list>
                <text:list-item>
                  <text:p text:style-name="P18">Fast</text:p>
                </text:list-item>
                <text:list-item>
                  <text:p text:style-name="P18">Variabel</text:p>
                </text:list-item>
              </text:list>
              <text:p text:style-name="P18">Afbetaling</text:p>
            </text:list-item>
            <text:list-item>
              <text:p text:style-name="P18">Afskrivning</text:p>
              <text:list>
                <text:list-item>
                  <text:p text:style-name="P18">Levetid</text:p>
                </text:list-item>
                <text:list-item>
                  <text:p text:style-name="P18">Værdiforringelse</text:p>
                </text:list-item>
              </text:list>
            </text:list-item>
          </text:list>
        </text:list-item>
        <text:list-item>
          <text:p text:style-name="P16">Periode</text:p>
          <text:list>
            <text:list-item>
              <text:p text:style-name="P16">Kvartal</text:p>
            </text:list-item>
            <text:list-item>
              <text:p text:style-name="P16">Måned</text:p>
            </text:list-item>
            <text:list-item>
              <text:p text:style-name="P16">År</text:p>
            </text:list-item>
            <text:list-item>
              <text:p text:style-name="P16">Dag</text:p>
            </text:list-item>
          </text:list>
        </text:list-item>
        <text:list-item>
          <text:p text:style-name="P16"><text:soft-page-break/>Indtægtspost</text:p>
          <text:list>
            <text:list-item>
              <text:p text:style-name="P16">Boligsikring</text:p>
            </text:list-item>
            <text:list-item>
              <text:p text:style-name="P16">Børnepenge</text:p>
            </text:list-item>
            <text:list-item>
              <text:p text:style-name="P16">Dagpenge</text:p>
            </text:list-item>
            <text:list-item>
              <text:p text:style-name="P16">Feriepenge</text:p>
            </text:list-item>
            <text:list-item>
              <text:p text:style-name="P16">Kontanthjælp</text:p>
            </text:list-item>
            <text:list-item>
              <text:p text:style-name="P16">Løn</text:p>
            </text:list-item>
            <text:list-item>
              <text:p text:style-name="P16">Lån</text:p>
            </text:list-item>
            <text:list-item>
              <text:p text:style-name="P16">Pensionsudbetaling</text:p>
            </text:list-item>
            <text:list-item>
              <text:p text:style-name="P16">SU</text:p>
            </text:list-item>
          </text:list>
        </text:list-item>
        <text:list-item>
          <text:p text:style-name="P16">Udgiftsposter</text:p>
          <text:list>
            <text:list-item>
              <text:p text:style-name="P16">Bilreperation</text:p>
            </text:list-item>
            <text:list-item>
              <text:p text:style-name="P16">Bredbånd</text:p>
            </text:list-item>
            <text:list-item>
              <text:p text:style-name="P16">El</text:p>
            </text:list-item>
            <text:list-item>
              <text:p text:style-name="P16">Ferie</text:p>
            </text:list-item>
            <text:list-item>
              <text:p text:style-name="P16">Forsikring</text:p>
            </text:list-item>
            <text:list-item>
              <text:p text:style-name="P16">Frisør</text:p>
            </text:list-item>
            <text:list-item>
              <text:p text:style-name="P16">Fødselsdagsgave</text:p>
            </text:list-item>
            <text:list-item>
              <text:p text:style-name="P16">Gas</text:p>
            </text:list-item>
            <text:list-item>
              <text:p text:style-name="P16">Gave</text:p>
            </text:list-item>
            <text:list-item>
              <text:p text:style-name="P16">Husleje</text:p>
            </text:list-item>
            <text:list-item>
              <text:p text:style-name="P16">Hygiejne og skønhedsprodukter</text:p>
            </text:list-item>
            <text:list-item>
              <text:p text:style-name="P16">Julegave</text:p>
            </text:list-item>
            <text:list-item>
              <text:p text:style-name="P16">Kontigent</text:p>
            </text:list-item>
            <text:list-item>
              <text:p text:style-name="P16">Mad</text:p>
            </text:list-item>
            <text:list-item>
              <text:p text:style-name="P16">Medicin</text:p>
            </text:list-item>
            <text:list-item>
              <text:p text:style-name="P16">Mobilabonnement</text:p>
            </text:list-item>
            <text:list-item>
              <text:p text:style-name="P16">Pensionsindbetaling</text:p>
            </text:list-item>
            <text:list-item>
              <text:p text:style-name="P16">Pleje til husdyr</text:p>
            </text:list-item>
            <text:list-item>
              <text:p text:style-name="P16">Rengøringsartikler</text:p>
            </text:list-item>
            <text:list-item>
              <text:p text:style-name="P16"><text:soft-page-break/>Tandlægeregning</text:p>
            </text:list-item>
            <text:list-item>
              <text:p text:style-name="P16">Transport</text:p>
            </text:list-item>
            <text:list-item>
              <text:p text:style-name="P16">Tøj og sko</text:p>
            </text:list-item>
            <text:list-item>
              <text:p text:style-name="P16">Vand</text:p>
            </text:list-item>
          </text:list>
        </text:list-item>
        <text:list-item>
          <text:p text:style-name="P16">Aktiver</text:p>
          <text:list>
            <text:list-item>
              <text:p text:style-name="P16">Bil</text:p>
            </text:list-item>
            <text:list-item>
              <text:p text:style-name="P16">Børn</text:p>
            </text:list-item>
            <text:list-item>
              <text:p text:style-name="P16">Job</text:p>
            </text:list-item>
            <text:list-item>
              <text:p text:style-name="P16">Kæledyr</text:p>
            </text:list-item>
            <text:list-item>
              <text:p text:style-name="P16">Mobiltelefon</text:p>
            </text:list-item>
            <text:list-item>
              <text:p text:style-name="P16">Vaskemaskine</text:p>
            </text:list-item>
          </text:list>
        </text:list-item>
        <text:list-item>
          <text:p text:style-name="P16">Begivenhed</text:p>
          <text:list>
            <text:list-item>
              <text:p text:style-name="P16">Bryllup</text:p>
            </text:list-item>
            <text:list-item>
              <text:p text:style-name="P16">Fødselsdag</text:p>
            </text:list-item>
            <text:list-item>
              <text:p text:style-name="P16">Konfirmation</text:p>
            </text:list-item>
            <text:list-item>
              <text:p text:style-name="P16">Tandlægebesøg</text:p>
            </text:list-item>
          </text:list>
        </text:list-item>
        <text:list-item>
          <text:p text:style-name="P16">Brugertyper</text:p>
          <text:list>
            <text:list-item>
              <text:p text:style-name="P16">Dagpengemodtager</text:p>
            </text:list-item>
            <text:list-item>
              <text:p text:style-name="P16">Pensionist</text:p>
            </text:list-item>
            <text:list-item>
              <text:p text:style-name="P16">Studerende</text:p>
            </text:list-item>
          </text:list>
        </text:list-item>
      </text:list>
      <text:p text:style-name="P4"/>
      <text:p text:style-name="P4"/>
      <text:h text:style-name="P11" text:outline-level="1"><text:span text:style-name="T7">Bilag 1. </text:span>Hvad er et budget?</text:h>
      <text:p text:style-name="P2"><text:span text:style-name="T8">Et budget</text:span> giver dig overblik over dine penge, så du kan undgå økonomiske overraskelser og få mere luft i økonomien. </text:p>
      <text:p text:style-name="P2"><text:span text:style-name="T9">Regninger</text:span> og <text:span text:style-name="T8">uforudsete udgifter</text:span> kan slå bunden ud af din økonomi. Men de behøver ikke gøre det - hvis du er godt forberedt med et budget.</text:p>
      <text:p text:style-name="Text_20_body">Et godt budget giver dig nemlig overblik over dine udgifter og <text:span text:style-name="T8">indtægter</text:span>, så det er lettere at få pengene til at slå til - også når der sker noget uventet. Det betyder også, at du kan prioritere de <text:span text:style-name="T8">ting</text:span>, der er vigtige for dig at få råd til.</text:p>
      <text:h text:style-name="Heading_20_3" text:outline-level="3">Budgettet giver dig overblik over udgifter og indtægter</text:h>
      <text:p text:style-name="Text_20_body">Budgettet er en oversigt over dine indtægter og udgifter.</text:p>
      <text:p text:style-name="Text_20_body">Dine udgifter og indtægter varierer i løbet af <text:span text:style-name="T8">året</text:span>. Når du laver dit budget, skal du derfor starte det i den <text:span text:style-name="T8">måned</text:span>, du er i nu, og tænke det mindst 1 år frem. På den måde får du også de udgifter med, du kun skal betale kvartalsvis eller 1 gang om året.</text:p>
      <text:p text:style-name="Text_20_body">Dit overblik over dine udgifter og indtægter kan du få fra din <text:span text:style-name="T8">netbank</text:span>. Gå et år tilbage i din netbank og se, hvad du har fået ind og brugt i hele det forløbne år.</text:p>
      <text:h text:style-name="Heading_20_3" text:outline-level="3">Indtægter: Hvad får du ind?</text:h>
      <text:p text:style-name="Text_20_body">Indtægter er de penge, der går ind på din <text:span text:style-name="T8">konto</text:span> hver måned. Det kan være <text:span text:style-name="T8">løn</text:span>, <text:span text:style-name="T8">boligsikring</text:span>, <text:span text:style-name="T8">SU</text:span> og <text:span text:style-name="T8">børnepenge</text:span>.</text:p>
      <text:p text:style-name="Text_20_body">Indtægter kan også være <text:span text:style-name="T8">enkeltbeløb</text:span> som <text:span text:style-name="T8">feriepenge</text:span> eller <text:span text:style-name="T8">restskat</text:span>.</text:p>
      <text:p text:style-name="Text_20_body">Tjek din konto for at se, hvad der er gået ind på din konto og hvornår. Kan du ikke se dine indtægter i netbanken, kan du finde mere information her:</text:p>
      <text:list xml:id="list2742203369" text:style-name="L3">
        <text:list-item>
          <text:p text:style-name="P27">Indkomst som løn, feriepenge eller <text:span text:style-name="T8">kontanthjælp</text:span> kan du i de fleste tilfælde finde i din digitale postkasse påborger.dk eller i e-boks.</text:p>
        </text:list-item>
        <text:list-item>
          <text:p text:style-name="P27"><text:span text:style-name="T8">Dagpengemodtager</text:span>: Du kan finde en oversigt over dine <text:span text:style-name="T8">udbetalinger</text:span> via din <text:span text:style-name="T8">a-kasse</text:span>.</text:p>
        </text:list-item>
        <text:list-item>
          <text:p text:style-name="P27"><text:span text:style-name="T8">Studerende</text:span>: Du kan finde en oversigt over SU via minSU på su.dk.</text:p>
        </text:list-item>
        <text:list-item>
          <text:p text:style-name="P26"><text:span text:style-name="T8">Pensionist</text:span>: Du kan finde en oversigt over <text:span text:style-name="T8">pensionsudbetalinger</text:span> på pensionsinfo.dk.</text:p>
        </text:list-item>
      </text:list>
      <text:p text:style-name="Text_20_body"><text:span text:style-name="T8">Skatten</text:span> trækker du fra, så du kun regner med det beløb, du rent faktisk får ind på kontoen.</text:p>
      <text:p text:style-name="Text_20_body">Varierer din indtægt fra måned til måned, kan du regne ud, hvor meget du i gennemsnit tjener om måneden og bruge det <text:span text:style-name="T8">tal</text:span> i dit budget.</text:p>
      <text:h text:style-name="Heading_20_3" text:outline-level="3">Udgifter: Hvor meget betaler du?</text:h>
      <text:p text:style-name="Text_20_body">Dine <text:span text:style-name="T8">faste udgifter</text:span> er de vigtigste <text:span text:style-name="T8">poster</text:span> i budgettet. De dækker nemlig over de ting, der er nødvendige i dit liv, og som du betaler til fast.</text:p>
      <text:p text:style-name="Text_20_body">Faste udgifter er for eksempel:</text:p>
      <text:list xml:id="list3283920488" text:style-name="L4">
        <text:list-item>
          <text:p text:style-name="P21"><text:soft-page-break/>Husleje</text:p>
        </text:list-item>
        <text:list-item>
          <text:p text:style-name="P21">Forsikring</text:p>
        </text:list-item>
        <text:list-item>
          <text:p text:style-name="P21">Vand, gas og el</text:p>
        </text:list-item>
        <text:list-item>
          <text:p text:style-name="P21">Transport</text:p>
        </text:list-item>
        <text:list-item>
          <text:p text:style-name="P23">Kontingenter</text:p>
        </text:list-item>
        <text:list-item>
          <text:p text:style-name="P28"><text:span text:style-name="T8">Mobiltelefon</text:span> og <text:span text:style-name="T8">bredbånd</text:span></text:p>
        </text:list-item>
        <text:list-item>
          <text:p text:style-name="P28"><text:span text:style-name="T8">Afbetaling</text:span> på <text:span text:style-name="T8">lån</text:span></text:p>
        </text:list-item>
        <text:list-item>
          <text:p text:style-name="P22">Faste abonnementer</text:p>
        </text:list-item>
      </text:list>
      <text:p text:style-name="Text_20_body">Faste udgifter kan variere fra måned til måned, da du betaler nogle udgifter på månedsbasis, andre hvert <text:span text:style-name="T8">kvartal</text:span> og nogle på årsbasis.</text:p>
      <text:p text:style-name="Text_20_body">Læg hver måned penge til side til de faste udgifter, du kun skal betale hver 3. måned eller 1 gang om året. Så er du forberedt, når <text:span text:style-name="T8">regningen</text:span> lander i postkassen.</text:p>
      <text:p text:style-name="Text_20_body">Din kontooversigt i din netbank kan du bruge til at finde ud af, hvor meget du betaler til hver post og hvornår. Tjek posterne for 12 måneder tilbage.</text:p>
      <text:h text:style-name="Heading_20_3" text:outline-level="3"><text:span text:style-name="T8">Variable udgifter</text:span>: Husk at regne dem med</text:h>
      <text:p text:style-name="Text_20_body">Regner du variable udgifter med i dit budget, får du et bedre overblik over, hvad du egentlig har tilbage, når alle dine udgifter er betalt.</text:p>
      <text:p text:style-name="Text_20_body">Variable udgifter er for eksempel:</text:p>
      <text:list xml:id="list2004209559" text:style-name="L5">
        <text:list-item>
          <text:p text:style-name="P24">Mad</text:p>
        </text:list-item>
        <text:list-item>
          <text:p text:style-name="P24">Medicin</text:p>
        </text:list-item>
        <text:list-item>
          <text:p text:style-name="P24">Hygiejne og skønhedsprodukter</text:p>
        </text:list-item>
        <text:list-item>
          <text:p text:style-name="P24">Tandlægebesøg</text:p>
        </text:list-item>
        <text:list-item>
          <text:p text:style-name="P24">Rengøringsartikler</text:p>
        </text:list-item>
        <text:list-item>
          <text:p text:style-name="P24">Pleje til husdyr</text:p>
        </text:list-item>
        <text:list-item>
          <text:p text:style-name="P24">Frisør</text:p>
        </text:list-item>
        <text:list-item>
          <text:p text:style-name="P24">Tøj og sko</text:p>
        </text:list-item>
        <text:list-item>
          <text:p text:style-name="P24">Ferie</text:p>
        </text:list-item>
        <text:list-item>
          <text:p text:style-name="P25">Julegaver, fødelsdagsgaver og andre gaver</text:p>
        </text:list-item>
      </text:list>
      <text:p text:style-name="Text_20_body">Beløbet til variable udgifter kan være svært at fastsætte. Tjek kontooversigten i din netbank, kig et par måneder tilbage og notér, hvor meget du cirka har brugt på variable udgifter.</text:p>
      <text:p text:style-name="Text_20_body">Variable udgifter kan du ofte skære ned på, hvis pengene er små. Men undervurder dem ikke - det kan være her, du bruger mange penge, uden at du egentlig er klar over det.</text:p>
      <text:h text:style-name="Heading_20_3" text:outline-level="3">Overraskende budgetposter: Spar op</text:h>
      <text:p text:style-name="Text_20_body">Dyre <text:span text:style-name="T8">tandlægeregninger, bilreparationer og en ny vaskemaskine </text:span>kan komme ud af det blå. Derfor skal du hver måned lægge penge til side til i dit budget. På den måde har du lidt på <text:span text:style-name="T8">kistebunden</text:span>, når uheldet er ude.</text:p>
      <text:p text:style-name="Text_20_body"><text:soft-page-break/>Men <text:span text:style-name="T8">uforudsete udgifter</text:span> kan også dække over dejlige <text:span text:style-name="T8">begivenheder</text:span> som f<text:span text:style-name="T8">ødselsdage, bryllupper, konfirmationer</text:span> og så videre. Husk at få udgifterne til dette med i dit budget.</text:p>
      <text:p text:style-name="Text_20_body"><text:a xlink:type="simple" xlink:href="https://taenk.dk/privatoekonomi/gode-raad/budget-oversigt-over-budgetposter" text:style-name="Internet_20_link" text:visited-style-name="Visited_20_Internet_20_Link">Budget: Oversigt over budgetposter</text:a></text:p>
      <text:h text:style-name="Heading_20_3" text:outline-level="3"><text:span text:style-name="T8">Justeringer</text:span>: Tjek dit budget med jævne mellemrum</text:h>
      <text:p text:style-name="Text_20_body">Dit budget skal du jævnligt efterse.</text:p>
      <text:p text:style-name="Text_20_body">Dine udgifter kan stige, for eksempel fordi <text:span text:style-name="T8">mobilabonnementet</text:span> eller <text:span text:style-name="T8">forsikringerne</text:span> bliver dyrere, eller din indtægt kan falde, hvis du mister dit <text:span text:style-name="T8">job</text:span>, går ned i løn, betaler mere i skat eller ikke får boligsikring eller <text:span text:style-name="T8">friplads</text:span> længere.</text:p>
      <text:p text:style-name="Text_20_body">Dine behov kan også ændre sig, hvis du for eksempel har købt <text:span text:style-name="T8">bil, fået børn eller kæledyr</text:span> eller har fået andre nye udgifter.</text:p>
      <text:p text:style-name="Text_20_body">Gennemgå dit budget, hvis du flytter, får nyt job eller du får nye interesser.</text:p>
      <text:p text:style-name="Text_20_body">Efterse dit budget hver 3. måned for at se, om dine indtægter og udgifter passer med dit budget. Ret budgettet til, hvis det ikke holder.</text:p>
      <text:h text:style-name="Heading_20_3" text:outline-level="3">Hvorfor <text:span text:style-name="T8">afstemning</text:span>?</text:h>
      <text:p text:style-name="P2">Formålet ved at lave afstemninger af sit regnskab er at sikre, at alle udgifterne og indtægterne er bogført på de korrekte <text:span text:style-name="T10">poster.</text:span></text:p>
      <text:h text:style-name="Heading_20_3" text:outline-level="3">Hvad er en <text:span text:style-name="T8">afskrivning</text:span>?</text:h>
      <text:p text:style-name="P5">En systematisk fordeling af <text:span text:style-name="T8">aktivets</text:span> værdi over aktivets <text:span text:style-name="T8">levetid</text:span>.</text:p>
      <text:p text:style-name="P5">I Næstved Kommune afskrives direkte på <text:span text:style-name="T8">statusbalancen</text:span>, hvor aktivernes værdi hvert år nedskrives med den beregnede <text:span text:style-name="T8">værdiforringel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a" fo:country="DK"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a" fo:country="DK"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499cm" fo:margin-left="1.247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12T20:06:17.431909425</dc:date>
    <meta:editing-duration>PT5H9M36S</meta:editing-duration>
    <meta:editing-cycles>12</meta:editing-cycles>
    <meta:generator>LibreOffice/7.2.7.2$Linux_X86_64 LibreOffice_project/20$Build-2</meta:generator>
    <meta:document-statistic meta:table-count="0" meta:image-count="0" meta:object-count="0" meta:page-count="9" meta:paragraph-count="175" meta:word-count="1544" meta:character-count="9108" meta:non-whitespace-character-count="7859"/>
  </office:meta>
</office:document-meta>
</file>